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0.797cm"/>
    </style:style>
    <style:style style:name="co5" style:family="table-column">
      <style:table-column-properties fo:break-before="auto" style:column-width="0.771cm"/>
    </style:style>
    <style:style style:name="co6" style:family="table-column">
      <style:table-column-properties fo:break-before="auto" style:column-width="1.016cm"/>
    </style:style>
    <style:style style:name="co7" style:family="table-column">
      <style:table-column-properties fo:break-before="auto" style:column-width="0.826cm"/>
    </style:style>
    <style:style style:name="co8" style:family="table-column">
      <style:table-column-properties fo:break-before="auto" style:column-width="0.661cm"/>
    </style:style>
    <style:style style:name="co9" style:family="table-column">
      <style:table-column-properties fo:break-before="auto" style:column-width="0.743cm"/>
    </style:style>
    <style:style style:name="co10" style:family="table-column">
      <style:table-column-properties fo:break-before="auto" style:column-width="0.988cm"/>
    </style:style>
    <style:style style:name="co11" style:family="table-column">
      <style:table-column-properties fo:break-before="auto" style:column-width="0.852cm"/>
    </style:style>
    <style:style style:name="co12" style:family="table-column">
      <style:table-column-properties fo:break-before="auto" style:column-width="1.071cm"/>
    </style:style>
    <style:style style:name="co13" style:family="table-column">
      <style:table-column-properties fo:break-before="auto" style:column-width="0.961cm"/>
    </style:style>
    <style:style style:name="co14" style:family="table-column">
      <style:table-column-properties fo:break-before="auto" style:column-width="0.878cm"/>
    </style:style>
    <style:style style:name="co15" style:family="table-column">
      <style:table-column-properties fo:break-before="auto" style:column-width="1.478cm"/>
    </style:style>
    <style:style style:name="co16" style:family="table-column">
      <style:table-column-properties fo:break-before="auto" style:column-width="0.635cm"/>
    </style:style>
    <style:style style:name="co17" style:family="table-column">
      <style:table-column-properties fo:break-before="auto" style:column-width="0.716cm"/>
    </style:style>
    <style:style style:name="co18" style:family="table-column">
      <style:table-column-properties fo:break-before="auto" style:column-width="1.097cm"/>
    </style:style>
    <style:style style:name="co19" style:family="table-column">
      <style:table-column-properties fo:break-before="auto" style:column-width="0.607cm"/>
    </style:style>
    <style:style style:name="co20" style:family="table-column">
      <style:table-column-properties fo:break-before="auto" style:column-width="0.688cm"/>
    </style:style>
    <style:style style:name="co21" style:family="table-column">
      <style:table-column-properties fo:break-before="auto" style:column-width="0.933cm"/>
    </style:style>
    <style:style style:name="co22" style:family="table-column">
      <style:table-column-properties fo:break-before="auto" style:column-width="1.452cm"/>
    </style:style>
    <style:style style:name="co23" style:family="table-column">
      <style:table-column-properties fo:break-before="auto" style:column-width="1.124cm"/>
    </style:style>
    <style:style style:name="co24" style:family="table-column">
      <style:table-column-properties fo:break-before="auto" style:column-width="3.549cm"/>
    </style:style>
    <style:style style:name="co25" style:family="table-column">
      <style:table-column-properties fo:break-before="auto" style:column-width="1.397cm"/>
    </style:style>
    <style:style style:name="co26" style:family="table-column">
      <style:table-column-properties fo:break-before="auto" style:column-width="1.152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7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" table:default-cell-style-name="Default"/>
        <table:table-column table:style-name="co7" table:default-cell-style-name="Default"/>
        <table:table-column table:style-name="co1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1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1" table:default-cell-style-name="Default"/>
        <table:table-column table:style-name="co7" table:default-cell-style-name="Default"/>
        <table:table-column table:style-name="co5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8" table:default-cell-style-name="Default"/>
        <table:table-column table:style-name="co20" table:number-columns-repeated="2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16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number-columns-repeated="3" table:default-cell-style-name="Default"/>
        <table:table-column table:style-name="co19" table:default-cell-style-name="Default"/>
        <table:table-column table:style-name="co9" table:number-columns-repeated="3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7" table:number-columns-repeated="2" table:default-cell-style-name="Default"/>
        <table:table-column table:style-name="co11" table:number-columns-repeated="4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number-columns-repeated="3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4" table:default-cell-style-name="Default"/>
        <table:table-column table:style-name="co7" table:default-cell-style-name="Default"/>
        <table:table-column table:style-name="co13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4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7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11" table:default-cell-style-name="Default"/>
        <table:table-column table:style-name="co9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ABK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N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P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TL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C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D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EA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W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HAW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I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Y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K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RIM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YU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A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K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O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2</text:p>
          </table:table-cell>
          <table:table-cell office:value-type="string" calcext:value-type="string">
            <text:p>SOT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YE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TRN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A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W</text:p>
          </table:table-cell>
        </table:table-row>
        <table:table-row table:style-name="ro1">
          <table:table-cell office:value-type="string" calcext:value-type="string">
            <text:p>2014_07</text:p>
          </table:table-cell>
          <table:table-cell/>
          <table:table-cell office:value-type="string" calcext:value-type="string">
            <text:p>AU</text:p>
          </table:table-cell>
          <table:table-cell table:number-columns-repeated="5"/>
          <table:table-cell office:value-type="string" calcext:value-type="string">
            <text:p>GB</text:p>
          </table:table-cell>
          <table:table-cell table:number-columns-repeated="6"/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NL</text:p>
          </table:table-cell>
          <table:table-cell office:value-type="string" calcext:value-type="string">
            <text:p>FI</text:p>
          </table:table-cell>
          <table:table-cell table:number-columns-repeated="10"/>
          <table:table-cell office:value-type="string" calcext:value-type="string">
            <text:p>FR</text:p>
          </table:table-cell>
          <table:table-cell office:value-type="string" calcext:value-type="string">
            <text:p>GB</text:p>
          </table:table-cell>
          <table:table-cell table:number-columns-repeated="17"/>
          <table:table-cell office:value-type="string" calcext:value-type="string">
            <text:p>AU</text:p>
          </table:table-cell>
          <table:table-cell table:number-columns-repeated="2"/>
          <table:table-cell office:value-type="string" calcext:value-type="string">
            <text:p>NZ</text:p>
          </table:table-cell>
          <table:table-cell table:number-columns-repeated="4"/>
          <table:table-cell office:value-type="string" calcext:value-type="string">
            <text:p>AU</text:p>
          </table:table-cell>
          <table:table-cell table:number-columns-repeated="4"/>
          <table:table-cell office:value-type="string" calcext:value-type="string">
            <text:p>NL</text:p>
          </table:table-cell>
          <table:table-cell table:number-columns-repeated="19"/>
          <table:table-cell office:value-type="string" calcext:value-type="string">
            <text:p>GB</text:p>
          </table:table-cell>
          <table:table-cell/>
          <table:table-cell office:value-type="string" calcext:value-type="string">
            <text:p>DK</text:p>
          </table:table-cell>
          <table:table-cell table:number-columns-repeated="6"/>
          <table:table-cell office:value-type="string" calcext:value-type="string">
            <text:p>GB</text:p>
          </table:table-cell>
          <table:table-cell/>
          <table:table-cell office:value-type="string" calcext:value-type="string">
            <text:p>DK</text:p>
          </table:table-cell>
          <table:table-cell table:number-columns-repeated="5"/>
          <table:table-cell office:value-type="string" calcext:value-type="string">
            <text:p>GB</text:p>
          </table:table-cell>
          <table:table-cell/>
          <table:table-cell office:value-type="string" calcext:value-type="string">
            <text:p>US</text:p>
          </table:table-cell>
          <table:table-cell table:number-columns-repeated="3"/>
          <table:table-cell office:value-type="string" calcext:value-type="string">
            <text:p>CN</text:p>
          </table:table-cell>
          <table:table-cell office:value-type="string" calcext:value-type="string">
            <text:p>AU</text:p>
          </table:table-cell>
          <table:table-cell table:number-columns-repeated="7"/>
          <table:table-cell office:value-type="string" calcext:value-type="string">
            <text:p>GB</text:p>
          </table:table-cell>
          <table:table-cell/>
          <table:table-cell office:value-type="string" calcext:value-type="string">
            <text:p>GB</text:p>
          </table:table-cell>
          <table:table-cell table:number-columns-repeated="5"/>
          <table:table-cell office:value-type="string" calcext:value-type="string">
            <text:p>GB</text:p>
          </table:table-cell>
          <table:table-cell table:number-columns-repeated="13"/>
          <table:table-cell office:value-type="string" calcext:value-type="string">
            <text:p>GB</text:p>
          </table:table-cell>
          <table:table-cell table:number-columns-repeated="16"/>
          <table:table-cell office:value-type="string" calcext:value-type="string">
            <text:p>FR</text:p>
          </table:table-cell>
          <table:table-cell table:number-columns-repeated="6"/>
          <table:table-cell office:value-type="string" calcext:value-type="string">
            <text:p>CN</text:p>
          </table:table-cell>
          <table:table-cell office:value-type="string" calcext:value-type="string">
            <text:p>US</text:p>
          </table:table-cell>
          <table:table-cell/>
          <table:table-cell office:value-type="string" calcext:value-type="string">
            <text:p>GB</text:p>
          </table:table-cell>
          <table:table-cell table:number-columns-repeated="9"/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U</text:p>
          </table:table-cell>
          <table:table-cell table:number-columns-repeated="12"/>
          <table:table-cell office:value-type="string" calcext:value-type="string">
            <text:p>FR</text:p>
          </table:table-cell>
          <table:table-cell table:number-columns-repeated="4"/>
          <table:table-cell office:value-type="string" calcext:value-type="string">
            <text:p>FR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US</text:p>
          </table:table-cell>
          <table:table-cell table:number-columns-repeated="21"/>
          <table:table-cell office:value-type="string" calcext:value-type="string">
            <text:p>GB</text:p>
          </table:table-cell>
          <table:table-cell table:number-columns-repeated="14"/>
          <table:table-cell office:value-type="string" calcext:value-type="string">
            <text:p>NL</text:p>
          </table:table-cell>
          <table:table-cell table:number-columns-repeated="4"/>
          <table:table-cell office:value-type="string" calcext:value-type="string">
            <text:p>GB</text:p>
          </table:table-cell>
          <table:table-cell/>
          <table:table-cell office:value-type="string" calcext:value-type="string">
            <text:p>FR</text:p>
          </table:table-cell>
          <table:table-cell table:number-columns-repeated="23"/>
          <table:table-cell office:value-type="string" calcext:value-type="string">
            <text:p>GB</text:p>
          </table:table-cell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F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4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4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4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4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4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4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3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3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3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3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3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3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3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3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3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3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3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3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2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2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2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2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2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2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2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2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2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2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2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2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1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1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1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1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1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1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1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1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1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1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1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1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0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0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0_10</text:p>
          </table:table-cell>
          <table:table-cell table:number-columns-repeated="171"/>
          <table:table-cell office:value-type="string" calcext:value-type="string">
            <text:p>NL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2010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0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0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0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0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0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0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0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10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9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9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9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9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9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9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9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9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9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9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9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9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8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8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8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8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8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8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8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8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8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8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8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8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7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7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7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7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7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7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7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7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7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7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7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7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6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6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6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6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6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6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6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6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6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6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6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6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5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5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5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5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5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5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5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5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5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5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5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5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4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4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4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4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4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4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4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4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4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4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4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4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3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3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3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3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3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3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3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3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3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3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3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3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2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2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2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2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2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2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2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2_05</text:p>
          </table:table-cell>
          <table:table-cell table:number-columns-repeated="243"/>
          <table:table-cell office:value-type="string" calcext:value-type="string">
            <text:p>UN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002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2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2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2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1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1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1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1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1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1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1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1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1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1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1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1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0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0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0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0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0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0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0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0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0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0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0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2000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9_12</text:p>
          </table:table-cell>
          <table:table-cell table:number-columns-repeated="159"/>
          <table:table-cell office:value-type="string" calcext:value-type="string">
            <text:p>PT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1999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9_10</text:p>
          </table:table-cell>
          <table:table-cell table:number-columns-repeated="243"/>
          <table:table-cell office:value-type="string" calcext:value-type="string">
            <text:p>-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999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9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9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9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9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9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9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9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9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8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8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8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8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8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8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8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8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8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8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8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8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7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7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7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7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7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7_07</text:p>
          </table:table-cell>
          <table:table-cell table:number-columns-repeated="104"/>
          <table:table-cell office:value-type="string" calcext:value-type="string">
            <text:p>GB</text:p>
          </table:table-cell>
          <table:table-cell table:number-columns-repeated="170"/>
        </table:table-row>
        <table:table-row table:style-name="ro1">
          <table:table-cell office:value-type="string" calcext:value-type="string">
            <text:p>1997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7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7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7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7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7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6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6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6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6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6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6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6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6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6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6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6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6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5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5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5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5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5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5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5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5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5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5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5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5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4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4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4_10</text:p>
          </table:table-cell>
          <table:table-cell table:number-columns-repeated="198"/>
          <table:table-cell office:value-type="string" calcext:value-type="string">
            <text:p>US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1994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4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4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4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4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4_04</text:p>
          </table:table-cell>
          <table:table-cell table:number-columns-repeated="33"/>
          <table:table-cell office:value-type="string" calcext:value-type="string">
            <text:p>ZA</text:p>
          </table:table-cell>
          <table:table-cell table:number-columns-repeated="16"/>
          <table:table-cell office:value-type="string" calcext:value-type="string">
            <text:p>ZA</text:p>
          </table:table-cell>
          <table:table-cell table:number-columns-repeated="198"/>
          <table:table-cell office:value-type="string" calcext:value-type="string">
            <text:p>ZA</text:p>
          </table:table-cell>
          <table:table-cell table:number-columns-repeated="12"/>
          <table:table-cell office:value-type="string" calcext:value-type="string">
            <text:p>Z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994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4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4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3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3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3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3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3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3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3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3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3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3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3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3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2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2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2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2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2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2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2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2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2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2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2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2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1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1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1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1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1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1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1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1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1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1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1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1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0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0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0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0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0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0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0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0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0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0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0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90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9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9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9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9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9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9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9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9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9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9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9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9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8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8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8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8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8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8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8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8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8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8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8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8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7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7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7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7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7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7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7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7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7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7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7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7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6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6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6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6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6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6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6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6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6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6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6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6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5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5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5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5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5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5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5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5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5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5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5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5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4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4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4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4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4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4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4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4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4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4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4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4_01</text:p>
          </table:table-cell>
          <table:table-cell table:number-columns-repeated="31"/>
          <table:table-cell office:value-type="string" calcext:value-type="string">
            <text:p>GB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1983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3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3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3_09</text:p>
          </table:table-cell>
          <table:table-cell table:number-columns-repeated="130"/>
          <table:table-cell office:value-type="string" calcext:value-type="string">
            <text:p>GB</text:p>
          </table:table-cell>
          <table:table-cell table:number-columns-repeated="144"/>
        </table:table-row>
        <table:table-row table:style-name="ro1">
          <table:table-cell office:value-type="string" calcext:value-type="string">
            <text:p>1983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3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3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3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3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3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3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3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2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2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2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2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2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2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2_06</text:p>
          </table:table-cell>
          <table:table-cell table:number-columns-repeated="81"/>
          <table:table-cell office:value-type="string" calcext:value-type="string">
            <text:p>AR</text:p>
          </table:table-cell>
          <table:table-cell table:number-columns-repeated="16"/>
          <table:table-cell office:value-type="string" calcext:value-type="string">
            <text:p>AR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1982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2_04</text:p>
          </table:table-cell>
          <table:table-cell table:number-columns-repeated="81"/>
          <table:table-cell office:value-type="string" calcext:value-type="string">
            <text:p>GB</text:p>
          </table:table-cell>
          <table:table-cell table:number-columns-repeated="16"/>
          <table:table-cell office:value-type="string" calcext:value-type="string">
            <text:p>GB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1982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2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2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1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1_11</text:p>
          </table:table-cell>
          <table:table-cell table:number-columns-repeated="6"/>
          <table:table-cell office:value-type="string" calcext:value-type="string">
            <text:p>GB</text:p>
          </table:table-cell>
          <table:table-cell table:number-columns-repeated="268"/>
        </table:table-row>
        <table:table-row table:style-name="ro1">
          <table:table-cell office:value-type="string" calcext:value-type="string">
            <text:p>1981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1_09</text:p>
          </table:table-cell>
          <table:table-cell table:number-columns-repeated="40"/>
          <table:table-cell office:value-type="string" calcext:value-type="string">
            <text:p>GB</text:p>
          </table:table-cell>
          <table:table-cell table:number-columns-repeated="234"/>
        </table:table-row>
        <table:table-row table:style-name="ro1">
          <table:table-cell office:value-type="string" calcext:value-type="string">
            <text:p>1981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1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1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1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1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1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1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1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0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0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0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0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0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0_07</text:p>
          </table:table-cell>
          <table:table-cell table:number-columns-repeated="266"/>
          <table:table-cell office:value-type="string" calcext:value-type="string">
            <text:p>GB F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80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0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0_04</text:p>
          </table:table-cell>
          <table:table-cell table:number-columns-repeated="274"/>
          <table:table-cell office:value-type="string" calcext:value-type="string">
            <text:p>GB</text:p>
          </table:table-cell>
        </table:table-row>
        <table:table-row table:style-name="ro1">
          <table:table-cell office:value-type="string" calcext:value-type="string">
            <text:p>1980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0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80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9_12</text:p>
          </table:table-cell>
          <table:table-cell table:number-columns-repeated="27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79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9_10</text:p>
          </table:table-cell>
          <table:table-cell table:number-columns-repeated="260"/>
          <table:table-cell office:value-type="string" calcext:value-type="string">
            <text:p>G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979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9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9_07</text:p>
          </table:table-cell>
          <table:table-cell table:number-columns-repeated="128"/>
          <table:table-cell office:value-type="string" calcext:value-type="string">
            <text:p>GB</text:p>
          </table:table-cell>
          <table:table-cell table:number-columns-repeated="146"/>
        </table:table-row>
        <table:table-row table:style-name="ro1">
          <table:table-cell office:value-type="string" calcext:value-type="string">
            <text:p>1979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9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9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9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9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9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8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8_11</text:p>
          </table:table-cell>
          <table:table-cell table:number-columns-repeated="67"/>
          <table:table-cell office:value-type="string" calcext:value-type="string">
            <text:p>GB</text:p>
          </table:table-cell>
          <table:table-cell table:number-columns-repeated="207"/>
        </table:table-row>
        <table:table-row table:style-name="ro1">
          <table:table-cell office:value-type="string" calcext:value-type="string">
            <text:p>1978_10</text:p>
          </table:table-cell>
          <table:table-cell table:number-columns-repeated="251"/>
          <table:table-cell office:value-type="string" calcext:value-type="string">
            <text:p>G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978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8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8_07</text:p>
          </table:table-cell>
          <table:table-cell table:number-columns-repeated="211"/>
          <table:table-cell office:value-type="string" calcext:value-type="string">
            <text:p>GB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1978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8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8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8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8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8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7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7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7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7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7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7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7_06</text:p>
          </table:table-cell>
          <table:table-cell table:number-columns-repeated="65"/>
          <table:table-cell office:value-type="string" calcext:value-type="string">
            <text:p>FR</text:p>
          </table:table-cell>
          <table:table-cell table:number-columns-repeated="209"/>
        </table:table-row>
        <table:table-row table:style-name="ro1">
          <table:table-cell office:value-type="string" calcext:value-type="string">
            <text:p>1977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7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7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7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7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6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6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6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6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6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6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6_06</text:p>
          </table:table-cell>
          <table:table-cell table:number-columns-repeated="212"/>
          <table:table-cell office:value-type="string" calcext:value-type="string">
            <text:p>GB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976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6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6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6_02</text:p>
          </table:table-cell>
          <table:table-cell table:number-columns-repeated="74"/>
          <table:table-cell office:value-type="string" calcext:value-type="string">
            <text:p>MA MR</text:p>
          </table:table-cell>
          <table:table-cell table:number-columns-repeated="200"/>
        </table:table-row>
        <table:table-row table:style-name="ro1">
          <table:table-cell office:value-type="string" calcext:value-type="string">
            <text:p>1976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5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5_11</text:p>
          </table:table-cell>
          <table:table-cell table:number-columns-repeated="11"/>
          <table:table-cell office:value-type="string" calcext:value-type="string">
            <text:p>PT</text:p>
          </table:table-cell>
          <table:table-cell table:number-columns-repeated="62"/>
          <table:table-cell office:value-type="string" calcext:value-type="string">
            <text:p>ES</text:p>
          </table:table-cell>
          <table:table-cell table:number-columns-repeated="153"/>
          <table:table-cell office:value-type="string" calcext:value-type="string">
            <text:p>NL</text:p>
          </table:table-cell>
          <table:table-cell table:number-columns-repeated="14"/>
          <table:table-cell office:value-type="string" calcext:value-type="string">
            <text:p>PT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975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5_09</text:p>
          </table:table-cell>
          <table:table-cell table:number-columns-repeated="189"/>
          <table:table-cell office:value-type="string" calcext:value-type="string">
            <text:p>AU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1975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5_07</text:p>
          </table:table-cell>
          <table:table-cell table:number-columns-repeated="60"/>
          <table:table-cell office:value-type="string" calcext:value-type="string">
            <text:p>CV</text:p>
          </table:table-cell>
          <table:table-cell table:number-columns-repeated="68"/>
          <table:table-cell office:value-type="string" calcext:value-type="string">
            <text:p>FR</text:p>
          </table:table-cell>
          <table:table-cell table:number-columns-repeated="100"/>
          <table:table-cell office:value-type="string" calcext:value-type="string">
            <text:p>P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1975_06</text:p>
          </table:table-cell>
          <table:table-cell table:number-columns-repeated="169"/>
          <table:table-cell office:value-type="string" calcext:value-type="string">
            <text:p>PT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1975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5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5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5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5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4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4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4_10</text:p>
          </table:table-cell>
          <table:table-cell table:number-columns-repeated="183"/>
          <table:table-cell office:value-type="string" calcext:value-type="string">
            <text:p>NZ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1974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4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4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4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4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4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4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4_02</text:p>
          </table:table-cell>
          <table:table-cell table:number-columns-repeated="88"/>
          <table:table-cell office:value-type="string" calcext:value-type="string">
            <text:p>GB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1974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3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3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3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3_09</text:p>
          </table:table-cell>
          <table:table-cell table:number-columns-repeated="101"/>
          <table:table-cell office:value-type="string" calcext:value-type="string">
            <text:p>PT</text:p>
          </table:table-cell>
          <table:table-cell table:number-columns-repeated="173"/>
        </table:table-row>
        <table:table-row table:style-name="ro1">
          <table:table-cell office:value-type="string" calcext:value-type="string">
            <text:p>1973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3_07</text:p>
          </table:table-cell>
          <table:table-cell table:number-columns-repeated="35"/>
          <table:table-cell office:value-type="string" calcext:value-type="string">
            <text:p>GB</text:p>
          </table:table-cell>
          <table:table-cell table:number-columns-repeated="239"/>
        </table:table-row>
        <table:table-row table:style-name="ro1">
          <table:table-cell office:value-type="string" calcext:value-type="string">
            <text:p>1973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3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3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3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3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3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2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2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2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2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2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2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2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2_05</text:p>
          </table:table-cell>
          <table:table-cell table:number-columns-repeated="206"/>
          <table:table-cell office:value-type="string" calcext:value-type="string">
            <text:p>US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972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2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2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2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1_12</text:p>
          </table:table-cell>
          <table:table-cell table:number-columns-repeated="3"/>
          <table:table-cell office:value-type="string" calcext:value-type="string">
            <text:p>GB</text:p>
          </table:table-cell>
          <table:table-cell table:number-columns-repeated="271"/>
        </table:table-row>
        <table:table-row table:style-name="ro1">
          <table:table-cell office:value-type="string" calcext:value-type="string">
            <text:p>1971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1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1_09</text:p>
          </table:table-cell>
          <table:table-cell table:number-columns-repeated="200"/>
          <table:table-cell office:value-type="string" calcext:value-type="string">
            <text:p>GB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1971_08</text:p>
          </table:table-cell>
          <table:table-cell table:number-columns-repeated="26"/>
          <table:table-cell office:value-type="string" calcext:value-type="string">
            <text:p>GB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1971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1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1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1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1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1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1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0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0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0_10</text:p>
          </table:table-cell>
          <table:table-cell table:number-columns-repeated="80"/>
          <table:table-cell office:value-type="string" calcext:value-type="string">
            <text:p>GB</text:p>
          </table:table-cell>
          <table:table-cell table:number-columns-repeated="194"/>
        </table:table-row>
        <table:table-row table:style-name="ro1">
          <table:table-cell office:value-type="string" calcext:value-type="string">
            <text:p>1970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0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0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0_06</text:p>
          </table:table-cell>
          <table:table-cell table:number-columns-repeated="246"/>
          <table:table-cell office:value-type="string" calcext:value-type="string">
            <text:p>GB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970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0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0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70_02</text:p>
          </table:table-cell>
          <table:table-cell table:number-columns-repeated="139"/>
          <table:table-cell office:value-type="string" calcext:value-type="string">
            <text:p>GB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1970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9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9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9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9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9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9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9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9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9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9_03</text:p>
          </table:table-cell>
          <table:table-cell table:number-columns-repeated="7"/>
          <table:table-cell office:value-type="string" calcext:value-type="string">
            <text:p>-</text:p>
          </table:table-cell>
          <table:table-cell table:number-columns-repeated="267"/>
        </table:table-row>
        <table:table-row table:style-name="ro1">
          <table:table-cell office:value-type="string" calcext:value-type="string">
            <text:p>1969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9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8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8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8_10</text:p>
          </table:table-cell>
          <table:table-cell table:number-columns-repeated="96"/>
          <table:table-cell office:value-type="string" calcext:value-type="string">
            <text:p>ES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1968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8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8_07</text:p>
          </table:table-cell>
          <table:table-cell table:number-columns-repeated="235"/>
          <table:table-cell office:value-type="string" calcext:value-type="string">
            <text:p>GB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968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8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8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8_03</text:p>
          </table:table-cell>
          <table:table-cell table:number-columns-repeated="164"/>
          <table:table-cell office:value-type="string" calcext:value-type="string">
            <text:p>GB</text:p>
          </table:table-cell>
          <table:table-cell table:number-columns-repeated="110"/>
        </table:table-row>
        <table:table-row table:style-name="ro1">
          <table:table-cell office:value-type="string" calcext:value-type="string">
            <text:p>1968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8_01</text:p>
          </table:table-cell>
          <table:table-cell table:number-columns-repeated="182"/>
          <table:table-cell office:value-type="string" calcext:value-type="string">
            <text:p>AU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1967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7_11</text:p>
          </table:table-cell>
          <table:table-cell table:number-columns-repeated="234"/>
          <table:table-cell office:value-type="string" calcext:value-type="string">
            <text:p>GB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1967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7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7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7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7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7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7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7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7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7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6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6_11</text:p>
          </table:table-cell>
          <table:table-cell table:number-columns-repeated="21"/>
          <table:table-cell office:value-type="string" calcext:value-type="string">
            <text:p>GB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1966_10</text:p>
          </table:table-cell>
          <table:table-cell table:number-columns-repeated="143"/>
          <table:table-cell office:value-type="string" calcext:value-type="string">
            <text:p>GB</text:p>
          </table:table-cell>
          <table:table-cell table:number-columns-repeated="131"/>
        </table:table-row>
        <table:table-row table:style-name="ro1">
          <table:table-cell office:value-type="string" calcext:value-type="string">
            <text:p>1966_09</text:p>
          </table:table-cell>
          <table:table-cell table:number-columns-repeated="38"/>
          <table:table-cell office:value-type="string" calcext:value-type="string">
            <text:p>GB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1966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6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6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6_05</text:p>
          </table:table-cell>
          <table:table-cell table:number-columns-repeated="102"/>
          <table:table-cell office:value-type="string" calcext:value-type="string">
            <text:p>GB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1966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6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6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6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5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5_11</text:p>
          </table:table-cell>
          <table:table-cell table:number-columns-repeated="274"/>
          <table:table-cell office:value-type="string" calcext:value-type="string">
            <text:p>GB</text:p>
          </table:table-cell>
        </table:table-row>
        <table:table-row table:style-name="ro1">
          <table:table-cell office:value-type="string" calcext:value-type="string">
            <text:p>1965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5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5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5_07</text:p>
          </table:table-cell>
          <table:table-cell table:number-columns-repeated="165"/>
          <table:table-cell office:value-type="string" calcext:value-type="string">
            <text:p>GB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1965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5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5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5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5_02</text:p>
          </table:table-cell>
          <table:table-cell table:number-columns-repeated="93"/>
          <table:table-cell office:value-type="string" calcext:value-type="string">
            <text:p>GB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1965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4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4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4_10</text:p>
          </table:table-cell>
          <table:table-cell table:number-columns-repeated="273"/>
          <table:table-cell office:value-type="string" calcext:value-type="string">
            <text:p>GB</text:p>
          </table:table-cell>
          <table:table-cell/>
        </table:table-row>
        <table:table-row table:style-name="ro1">
          <table:table-cell office:value-type="string" calcext:value-type="string">
            <text:p>1964_09</text:p>
          </table:table-cell>
          <table:table-cell table:number-columns-repeated="163"/>
          <table:table-cell office:value-type="string" calcext:value-type="string">
            <text:p>GB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1964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4_07</text:p>
          </table:table-cell>
          <table:table-cell table:number-columns-repeated="166"/>
          <table:table-cell office:value-type="string" calcext:value-type="string">
            <text:p>GB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1964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4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4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4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4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4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3_12</text:p>
          </table:table-cell>
          <table:table-cell table:number-columns-repeated="125"/>
          <table:table-cell office:value-type="string" calcext:value-type="string">
            <text:p>GB</text:p>
          </table:table-cell>
          <table:table-cell table:number-columns-repeated="146"/>
          <table:table-cell office:value-type="string" calcext:value-type="string">
            <text:p>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63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3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3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3_08</text:p>
          </table:table-cell>
          <table:table-cell table:number-columns-repeated="209"/>
          <table:table-cell office:value-type="string" calcext:value-type="string">
            <text:p>GB</text:p>
          </table:table-cell>
          <table:table-cell table:number-columns-repeated="6"/>
          <table:table-cell office:value-type="string" calcext:value-type="string">
            <text:p>G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63_07</text:p>
          </table:table-cell>
          <table:table-cell table:number-columns-repeated="210"/>
          <table:table-cell office:value-type="string" calcext:value-type="string">
            <text:p>GB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1963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3_05</text:p>
          </table:table-cell>
          <table:table-cell table:number-columns-repeated="268"/>
          <table:table-cell office:value-type="string" calcext:value-type="string">
            <text:p>U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63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3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3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3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2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2_11</text:p>
          </table:table-cell>
          <table:table-cell table:number-columns-repeated="75"/>
          <table:table-cell office:value-type="string" calcext:value-type="string">
            <text:p>ET</text:p>
          </table:table-cell>
          <table:table-cell table:number-columns-repeated="199"/>
        </table:table-row>
        <table:table-row table:style-name="ro1">
          <table:table-cell office:value-type="string" calcext:value-type="string">
            <text:p>1962_10</text:p>
          </table:table-cell>
          <table:table-cell table:number-columns-repeated="255"/>
          <table:table-cell office:value-type="string" calcext:value-type="string">
            <text:p>GB</text:p>
          </table:table-cell>
          <table:table-cell table:number-columns-repeated="12"/>
          <table:table-cell office:value-type="string" calcext:value-type="string">
            <text:p>N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62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2_08</text:p>
          </table:table-cell>
          <table:table-cell table:number-columns-repeated="122"/>
          <table:table-cell office:value-type="string" calcext:value-type="string">
            <text:p>GB</text:p>
          </table:table-cell>
          <table:table-cell table:number-columns-repeated="127"/>
          <table:table-cell office:value-type="string" calcext:value-type="string">
            <text:p>GB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962_07</text:p>
          </table:table-cell>
          <table:table-cell table:number-columns-repeated="27"/>
          <table:table-cell office:value-type="string" calcext:value-type="string">
            <text:p>BE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1962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2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2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2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2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2_01</text:p>
          </table:table-cell>
          <table:table-cell table:number-columns-repeated="269"/>
          <table:table-cell office:value-type="string" calcext:value-type="string">
            <text:p>N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61_12</text:p>
          </table:table-cell>
          <table:table-cell table:number-columns-repeated="95"/>
          <table:table-cell office:value-type="string" calcext:value-type="string">
            <text:p>PT</text:p>
          </table:table-cell>
          <table:table-cell table:number-columns-repeated="157"/>
          <table:table-cell office:value-type="string" calcext:value-type="string">
            <text:p>GB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961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1_10</text:p>
          </table:table-cell>
          <table:table-cell table:number-columns-repeated="213"/>
          <table:table-cell office:value-type="string" calcext:value-type="string">
            <text:p>G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961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1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1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1_06</text:p>
          </table:table-cell>
          <table:table-cell table:number-columns-repeated="134"/>
          <table:table-cell office:value-type="string" calcext:value-type="string">
            <text:p>GB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1961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1_04</text:p>
          </table:table-cell>
          <table:table-cell table:number-columns-repeated="221"/>
          <table:table-cell office:value-type="string" calcext:value-type="string">
            <text:p>GB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961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1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1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0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0_11</text:p>
          </table:table-cell>
          <table:table-cell table:number-columns-repeated="161"/>
          <table:table-cell office:value-type="string" calcext:value-type="string">
            <text:p>FR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1960_10</text:p>
          </table:table-cell>
          <table:table-cell table:number-columns-repeated="176"/>
          <table:table-cell office:value-type="string" calcext:value-type="string">
            <text:p>GB</text:p>
          </table:table-cell>
          <table:table-cell table:number-columns-repeated="98"/>
        </table:table-row>
        <table:table-row table:style-name="ro1">
          <table:table-cell office:value-type="string" calcext:value-type="string">
            <text:p>1960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0_08</text:p>
          </table:table-cell>
          <table:table-cell table:number-columns-repeated="24"/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FR</text:p>
          </table:table-cell>
          <table:table-cell table:number-columns-repeated="15"/>
          <table:table-cell table:number-columns-repeated="2"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FR</text:p>
          </table:table-cell>
          <table:table-cell table:number-columns-repeated="12"/>
          <table:table-cell office:value-type="string" calcext:value-type="string">
            <text:p>GB</text:p>
          </table:table-cell>
          <table:table-cell table:number-columns-repeated="23"/>
          <table:table-cell office:value-type="string" calcext:value-type="string">
            <text:p>FR</text:p>
          </table:table-cell>
          <table:table-cell table:number-columns-repeated="87"/>
          <table:table-cell office:value-type="string" calcext:value-type="string">
            <text:p>FR</text:p>
          </table:table-cell>
          <table:table-cell table:number-columns-repeated="63"/>
          <table:table-cell office:value-type="string" calcext:value-type="string">
            <text:p>FR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1960_07</text:p>
          </table:table-cell>
          <table:table-cell table:number-columns-repeated="43"/>
          <table:table-cell office:value-type="string" calcext:value-type="string">
            <text:p>BE</text:p>
          </table:table-cell>
          <table:table-cell table:number-columns-repeated="181"/>
          <table:table-cell office:value-type="string" calcext:value-type="string">
            <text:p>IT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960_06</text:p>
          </table:table-cell>
          <table:table-cell table:number-columns-repeated="153"/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R</text:p>
          </table:table-cell>
          <table:table-cell table:number-columns-repeated="69"/>
          <table:table-cell office:value-type="string" calcext:value-type="string">
            <text:p>GB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960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0_04</text:p>
          </table:table-cell>
          <table:table-cell table:number-columns-repeated="240"/>
          <table:table-cell office:value-type="string" calcext:value-type="string">
            <text:p>FR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1960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0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60_01</text:p>
          </table:table-cell>
          <table:table-cell table:number-columns-repeated="53"/>
          <table:table-cell office:value-type="string" calcext:value-type="string">
            <text:p>FR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1959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9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9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9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9_08</text:p>
          </table:table-cell>
          <table:table-cell table:number-columns-repeated="103"/>
          <table:table-cell office:value-type="string" calcext:value-type="string">
            <text:p>US</text:p>
          </table:table-cell>
          <table:table-cell table:number-columns-repeated="171"/>
        </table:table-row>
        <table:table-row table:style-name="ro1">
          <table:table-cell office:value-type="string" calcext:value-type="string">
            <text:p>1959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9_06</text:p>
          </table:table-cell>
          <table:table-cell table:number-columns-repeated="201"/>
          <table:table-cell office:value-type="string" calcext:value-type="string">
            <text:p>ES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1959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9_04</text:p>
          </table:table-cell>
          <table:table-cell table:number-columns-repeated="224"/>
          <table:table-cell office:value-type="string" calcext:value-type="string">
            <text:p>F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1959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9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9_01</text:p>
          </table:table-cell>
          <table:table-cell table:number-columns-repeated="9"/>
          <table:table-cell office:value-type="string" calcext:value-type="string">
            <text:p>US</text:p>
          </table:table-cell>
          <table:table-cell table:number-columns-repeated="265"/>
        </table:table-row>
        <table:table-row table:style-name="ro1">
          <table:table-cell office:value-type="string" calcext:value-type="string">
            <text:p>1958_12</text:p>
          </table:table-cell>
          <table:table-cell table:number-columns-repeated="78"/>
          <table:table-cell office:value-type="string" calcext:value-type="string">
            <text:p>FR</text:p>
          </table:table-cell>
          <table:table-cell table:number-columns-repeated="6"/>
          <table:table-cell office:value-type="string" calcext:value-type="string">
            <text:p>FR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1958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8_10</text:p>
          </table:table-cell>
          <table:table-cell table:number-columns-repeated="48"/>
          <table:table-cell office:value-type="string" calcext:value-type="string">
            <text:p>GB</text:p>
          </table:table-cell>
          <table:table-cell table:number-columns-repeated="45"/>
          <table:table-cell office:value-type="string" calcext:value-type="string">
            <text:p>FR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1958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8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8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8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8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8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8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8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8_01</text:p>
          </table:table-cell>
          <table:table-cell table:number-columns-repeated="6"/>
          <table:table-cell office:value-type="string" calcext:value-type="string">
            <text:p>GB</text:p>
          </table:table-cell>
          <table:table-cell table:number-columns-repeated="14"/>
          <table:table-cell office:value-type="string" calcext:value-type="string">
            <text:p>GB</text:p>
          </table:table-cell>
          <table:table-cell table:number-columns-repeated="66"/>
          <table:table-cell office:value-type="string" calcext:value-type="string">
            <text:p>GB</text:p>
          </table:table-cell>
          <table:table-cell table:number-columns-repeated="33"/>
          <table:table-cell office:value-type="string" calcext:value-type="string">
            <text:p>GB</text:p>
          </table:table-cell>
          <table:table-cell table:number-columns-repeated="152"/>
        </table:table-row>
        <table:table-row table:style-name="ro1">
          <table:table-cell office:value-type="string" calcext:value-type="string">
            <text:p>1957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7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7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7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7_08</text:p>
          </table:table-cell>
          <table:table-cell table:number-columns-repeated="168"/>
          <table:table-cell office:value-type="string" calcext:value-type="string">
            <text:p>GB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1957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7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7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7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7_03</text:p>
          </table:table-cell>
          <table:table-cell table:number-columns-repeated="91"/>
          <table:table-cell office:value-type="string" calcext:value-type="string">
            <text:p>GB</text:p>
          </table:table-cell>
          <table:table-cell table:number-columns-repeated="183"/>
        </table:table-row>
        <table:table-row table:style-name="ro1">
          <table:table-cell office:value-type="string" calcext:value-type="string">
            <text:p>1957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7_01</text:p>
          </table:table-cell>
          <table:table-cell table:number-columns-repeated="208"/>
          <table:table-cell office:value-type="string" calcext:value-type="string">
            <text:p>FR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1956_12</text:p>
          </table:table-cell>
          <table:table-cell table:number-columns-repeated="37"/>
          <table:table-cell office:value-type="string" calcext:value-type="string">
            <text:p>GB</text:p>
          </table:table-cell>
          <table:table-cell table:number-columns-repeated="237"/>
        </table:table-row>
        <table:table-row table:style-name="ro1">
          <table:table-cell office:value-type="string" calcext:value-type="string">
            <text:p>1956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6_10</text:p>
          </table:table-cell>
          <table:table-cell table:number-columns-repeated="236"/>
          <table:table-cell office:value-type="string" calcext:value-type="string">
            <text:p>FR ES GB IT PT BE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1956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6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6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6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6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6_04</text:p>
          </table:table-cell>
          <table:table-cell table:number-columns-repeated="223"/>
          <table:table-cell office:value-type="string" calcext:value-type="string">
            <text:p>ES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56_03</text:p>
          </table:table-cell>
          <table:table-cell table:number-columns-repeated="148"/>
          <table:table-cell office:value-type="string" calcext:value-type="string">
            <text:p>FR</text:p>
          </table:table-cell>
          <table:table-cell table:number-columns-repeated="96"/>
          <table:table-cell office:value-type="string" calcext:value-type="string">
            <text:p>F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56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6_01</text:p>
          </table:table-cell>
          <table:table-cell table:number-columns-repeated="214"/>
          <table:table-cell office:value-type="string" calcext:value-type="string">
            <text:p>GB E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955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5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5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5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5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5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5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5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5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5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5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5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4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4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4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4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4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4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4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4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4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4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4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4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3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3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3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3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3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3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3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3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3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3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3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3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2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2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2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2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2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2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2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2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2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2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2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2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1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1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1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1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1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1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1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1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1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1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1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1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0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0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0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0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0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0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0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0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0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0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0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0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9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9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9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9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9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9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9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9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9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9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9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9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8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8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8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8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8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8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8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8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8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8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8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8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7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7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7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7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7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7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7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7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7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7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7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7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6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6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6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6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6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6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6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6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6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6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6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6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5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5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5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5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5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5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5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5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5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5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5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5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4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4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4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4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4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4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4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4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4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4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4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4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3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3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3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3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3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3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3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3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3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3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3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3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2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2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2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2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2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2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2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2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2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2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2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2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1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1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1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1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1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1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1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1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1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1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1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1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0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0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0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0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0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0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0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0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0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0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0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40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9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9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9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9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9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9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9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9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9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9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9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9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8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8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8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8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8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8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8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8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8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8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8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8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7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7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7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7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7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7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7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7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7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7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7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7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6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6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6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6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6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6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6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6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6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6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6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6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5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5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5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5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5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5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5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5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5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5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5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5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4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4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4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4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4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4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4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4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4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4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4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4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3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3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3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3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3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3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3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3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3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3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3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3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2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2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2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2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2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2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2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2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2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2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2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2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1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1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1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1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1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1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1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1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1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1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1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1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0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0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0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0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0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0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0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0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0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0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0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30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9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9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9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9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9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9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9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9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9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9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9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9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8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8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8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8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8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8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8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8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8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8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8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8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7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7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7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7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7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7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7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7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7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7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7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7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6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6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6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6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6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6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6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6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6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6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6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6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5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5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5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5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5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5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5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5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5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5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5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5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4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4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4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4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4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4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4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4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4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4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4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4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3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3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3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3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3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3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3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3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3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3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3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3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2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2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2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2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2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2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2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2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2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2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2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2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1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1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1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1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1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1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1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1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1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1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1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1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0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0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0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0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0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0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0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0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0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0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0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20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9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9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9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9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9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9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9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9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9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9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9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9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8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8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8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8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8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8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8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8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8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8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8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8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7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7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7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7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7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7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7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7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7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7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7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7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6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6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6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6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6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6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6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6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6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6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6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6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5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5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5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5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5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5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5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5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5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5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5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5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4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4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4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4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4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4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4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4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4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4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4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4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3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3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3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3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3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3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3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3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3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3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3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3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2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2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2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2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2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2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2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2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2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2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2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2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1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1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1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1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1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1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1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1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1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1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1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1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0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0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0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0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0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0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0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0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0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0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0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10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9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9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9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9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9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9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9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9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9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9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9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9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8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8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8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8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8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8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8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8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8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8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8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8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7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7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7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7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7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7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7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7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7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7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7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7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6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6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6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6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6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6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6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6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6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6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6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6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5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5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5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5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5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5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5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5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5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5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5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5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4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4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4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4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4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4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4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4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4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4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4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4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3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3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3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3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3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3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3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3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3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3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3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3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2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2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2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2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2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2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2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2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2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2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2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2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1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1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1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1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1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1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1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1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1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1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1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1_0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0_1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0_11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0_10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0_09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0_08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0_07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0_06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0_05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0_04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0_03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0_02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00_01</text:p>
          </table:table-cell>
          <table:table-cell table:number-columns-repeated="2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13" meta:object-count="0"/>
    <meta:generator>LibreOffice/4.2.4.2$Linux_X86_64 LibreOffice_project/420m0$Build-2</meta:generator>
  </office:meta>
</office:document-meta>
</file>